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480a" draw:textarea-horizontal-align="justify" draw:textarea-vertical-align="middle" draw:auto-grow-height="false" fo:min-height="10.95cm" fo:min-width="41.5cm"/>
    </style:style>
    <style:style style:name="gr2" style:family="graphic" style:parent-style-name="standard">
      <style:graphic-properties draw:stroke="none" draw:fill-color="#224b12" draw:textarea-horizontal-align="justify" draw:textarea-vertical-align="middle" draw:auto-grow-height="false" fo:min-height="39.95cm" fo:min-width="41.8cm"/>
    </style:style>
    <style:style style:name="gr3" style:family="graphic" style:parent-style-name="standard">
      <style:graphic-properties draw:stroke="none" draw:fill-color="#813709" draw:textarea-horizontal-align="justify" draw:textarea-vertical-align="middle" draw:auto-grow-height="false" fo:min-height="40.05cm" fo:min-width="4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24cm" fo:min-width="0.90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324cm" fo:min-width="1.808cm"/>
    </style:style>
    <style:style style:name="gr6" style:family="graphic" style:parent-style-name="standard">
      <style:graphic-properties svg:stroke-width="0.706cm" svg:stroke-color="#ffffff" draw:marker-start-width="1.258cm" draw:marker-end-width="1.258cm" draw:fill="none" draw:textarea-horizontal-align="justify" draw:textarea-vertical-align="middle" draw:auto-grow-height="false" fo:min-height="11.348cm" fo:min-width="11.098cm" fo:padding-top="0.477cm" fo:padding-bottom="0.477cm" fo:padding-left="0.602cm" fo:padding-right="0.602cm"/>
    </style:style>
    <style:style style:name="gr7" style:family="graphic" style:parent-style-name="standard">
      <style:graphic-properties svg:stroke-width="0.706cm" svg:stroke-color="#ffffff" draw:marker-start-width="1.258cm" draw:marker-end-width="1.258cm" draw:textarea-vertical-align="middle" fo:padding-top="0.477cm" fo:padding-bottom="0.477cm" fo:padding-left="0.602cm" fo:padding-right="0.60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643cm" fo:min-width="0.352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127cm" fo:min-width="0.877cm"/>
    </style:style>
    <style:style style:name="P1" style:family="paragraph">
      <loext:graphic-properties draw:fill-color="#be480a"/>
      <style:paragraph-properties fo:text-align="center"/>
    </style:style>
    <style:style style:name="P2" style:family="paragraph">
      <loext:graphic-properties draw:fill-color="#224b12"/>
      <style:paragraph-properties fo:text-align="center"/>
    </style:style>
    <style:style style:name="P3" style:family="paragraph">
      <loext:graphic-properties draw:fill-color="#81370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11.2cm" svg:x="30.7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40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42.3cm" svg:height="40.3cm" svg:x="30.5cm" svg:y="1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17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0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2.5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cm" svg:y="24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7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19.1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1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3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5.9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08cm" svg:height="1.574cm" svg:x="60.592cm" svg:y="29.1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4cm" svg:height="16.4cm" svg:x="36.6cm" svg:y="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7" draw:text-style-name="P6" draw:layer="layout" svg:width="13.132cm" svg:height="12.99cm" draw:transform="skewX (-0.159348560707082) rotate (-1.84289315718081) translate (52.276cm 39.701cm)" draw:kind="arc" draw:start-angle="107.13" draw:end-angle="196.39">
          <text:p/>
        </draw:ellipse>
        <draw:ellipse draw:style-name="gr7" draw:text-style-name="P6" draw:layer="layout" svg:width="12.282cm" svg:height="10.9cm" svg:x="39.156cm" svg:y="38.334cm" draw:kind="arc" draw:start-angle="125.39" draw:end-angle="161.61">
          <text:p/>
        </draw:ellipse>
        <draw:custom-shape draw:style-name="gr8" draw:text-style-name="P4" draw:layer="layout" svg:width="1.704cm" svg:height="5.678cm" draw:transform="skewX (-0.000349065850398918) rotate (-0.516791991515521) translate (46.419cm 40.3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947cm" svg:height="1.947cm" draw:transform="skewX (-0.000523598775598247) rotate (-0.516791991515521) translate (43.794cm 44.6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28:43.231310124</dc:date>
    <meta:editing-duration>PT28M17S</meta:editing-duration>
    <meta:editing-cycles>6</meta:editing-cycles>
    <meta:generator>LibreOffice/6.1.5.2$Linux_X86_64 LibreOffice_project/10$Build-2</meta:generator>
    <meta:document-statistic meta:object-count="19"/>
  </office:meta>
</office:document-meta>
</file>